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aab5" officeooo:paragraph-rsid="000aaa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 some </text:p>
      <text:p text:style-name="P1"/>
      <text:p text:style-name="P1">text in an</text:p>
      <text:p text:style-name="P1"/>
      <text:p text:style-name="P1">LibreOffice Writer fi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11:30:36.065906150</meta:creation-date>
    <dc:date>2021-11-16T11:31:18.606086077</dc:date>
    <meta:editing-duration>PT43S</meta:editing-duration>
    <meta:editing-cycles>1</meta:editing-cycles>
    <meta:document-statistic meta:table-count="0" meta:image-count="0" meta:object-count="0" meta:page-count="1" meta:paragraph-count="3" meta:word-count="8" meta:character-count="41" meta:non-whitespace-character-count="35"/>
    <meta:generator>LibreOffice/6.4.7.2$Linux_X86_64 LibreOffice_project/40$Build-2</meta:generator>
  </office:meta>
</office:document-meta>
</file>